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atFileNameMapper.mapFileName( String source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atFileNameMapper.setTo( String t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latFileNameMapper.setFrom( String fr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